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88cm" fo:margin-left="-0.053cm" table:align="left"/>
    </style:style>
    <style:style style:name="Tabla1.A" style:family="table-column">
      <style:table-column-properties style:column-width="3.134cm"/>
    </style:style>
    <style:style style:name="Tabla1.B" style:family="table-column">
      <style:table-column-properties style:column-width="13.704cm"/>
    </style:style>
    <style:style style:name="Tabla1.C" style:family="table-column">
      <style:table-column-properties style:column-width="0.042cm"/>
    </style:style>
    <style:style style:name="Tabla1.1" style:family="table-row">
      <style:table-row-properties style:min-row-height="0.002cm"/>
    </style:style>
    <style:style style:name="Tabla1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1.B1" style:family="table-cell">
      <style:table-cell-properties style:vertical-align="top" style:border-line-width="0.002cm 0.088cm 0.002cm" fo:padding="0.026cm" fo:border="0.092cm double #000000"/>
    </style:style>
    <style:style style:name="Tabla2" style:family="table">
      <style:table-properties style:width="16.88cm" fo:margin-left="-0.053cm" table:align="left"/>
    </style:style>
    <style:style style:name="Tabla2.A" style:family="table-column">
      <style:table-column-properties style:column-width="2.618cm"/>
    </style:style>
    <style:style style:name="Tabla2.B" style:family="table-column">
      <style:table-column-properties style:column-width="14.263cm"/>
    </style:style>
    <style:style style:name="Tabla2.1" style:family="table-row">
      <style:table-row-properties style:min-row-height="0.002cm"/>
    </style:style>
    <style:style style:name="Tabla2.A1" style:family="table-cell">
      <style:table-cell-properties style:vertical-align="top" fo:background-color="#e6e6ff" style:border-line-width="0.002cm 0.088cm 0.002cm" fo:padding="0.026cm" fo:border="0.092cm double #000000">
        <style:background-image/>
      </style:table-cell-properties>
    </style:style>
    <style:style style:name="Tabla2.B1" style:family="table-cell">
      <style:table-cell-properties style:vertical-align="top" style:border-line-width="0.002cm 0.088cm 0.002cm" fo:padding="0.026cm" fo:border="0.092cm double #000000"/>
    </style:style>
    <style:style style:name="P1" style:family="paragraph" style:parent-style-name="Standard">
      <style:paragraph-properties fo:margin-top="0cm" fo:margin-bottom="0.494cm" fo:text-align="justify" style:justify-single-word="false"/>
    </style:style>
    <style:style style:name="P2" style:family="paragraph" style:parent-style-name="Standard">
      <style:paragraph-properties fo:margin-top="0cm" fo:margin-bottom="0.494cm" fo:text-align="start" style:justify-single-word="false"/>
    </style:style>
    <style:style style:name="P3" style:family="paragraph" style:parent-style-name="Standard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4" style:family="paragraph" style:parent-style-name="Standard">
      <style:paragraph-properties fo:margin-top="0cm" fo:margin-bottom="0.494cm" fo:text-align="center" style:justify-single-word="false"/>
    </style:style>
    <style:style style:name="P5" style:family="paragraph" style:parent-style-name="Standard">
      <style:paragraph-properties fo:margin-top="0cm" fo:margin-bottom="0cm" fo:text-align="start" style:justify-single-word="false"/>
    </style:style>
    <style:style style:name="P6" style:family="paragraph" style:parent-style-name="Standard" style:list-style-name="L1">
      <style:paragraph-properties fo:margin-top="0cm" fo:margin-bottom="0.494cm" fo:text-align="start" style:justify-single-word="false"/>
    </style:style>
    <style:style style:name="P7" style:family="paragraph" style:parent-style-name="Standard" style:list-style-name="L2">
      <style:paragraph-properties fo:margin-top="0cm" fo:margin-bottom="0.494cm" fo:text-align="start" style:justify-single-word="false"/>
    </style:style>
    <style:style style:name="P8" style:family="paragraph" style:parent-style-name="Standard" style:list-style-name="L3">
      <style:paragraph-properties fo:margin-top="0cm" fo:margin-bottom="0.494cm" fo:text-align="start" style:justify-single-word="false">
        <style:tab-stops>
          <style:tab-stop style:position="0.363cm"/>
        </style:tab-stops>
      </style:paragraph-properties>
    </style:style>
    <style:style style:name="P9" style:family="paragraph" style:parent-style-name="Standard" style:list-style-name="L4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10" style:family="paragraph" style:parent-style-name="Standard" style:list-style-name="L5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11" style:family="paragraph" style:parent-style-name="Standard" style:list-style-name="L6">
      <style:paragraph-properties fo:margin-top="0cm" fo:margin-bottom="0.494cm" fo:text-align="start" style:justify-single-word="false">
        <style:tab-stops>
          <style:tab-stop style:position="0.388cm"/>
        </style:tab-stops>
      </style:paragraph-properties>
    </style:style>
    <style:style style:name="P12" style:family="paragraph" style:parent-style-name="Standard" style:list-style-name="L7">
      <style:paragraph-properties fo:margin-top="0cm" fo:margin-bottom="0.494cm" fo:text-align="start" style:justify-single-word="false"/>
    </style:style>
    <style:style style:name="P13" style:family="paragraph" style:parent-style-name="Standard" style:list-style-name="L8">
      <style:paragraph-properties fo:margin-top="0cm" fo:margin-bottom="0.494cm" fo:text-align="start" style:justify-single-word="false"/>
    </style:style>
    <style:style style:name="T1" style:family="text">
      <style:text-properties fo:font-size="24pt" fo:font-weight="bold"/>
    </style:style>
    <style:style style:name="T2" style:family="text">
      <style:text-properties fo:font-size="12pt"/>
    </style:style>
    <style:style style:name="T3" style:family="text">
      <style:text-properties fo:color="#b3b3b3" fo:font-size="12pt"/>
    </style:style>
    <style:style style:name="T4" style:family="text">
      <style:text-properties fo:font-size="18pt" fo:font-weight="bold"/>
    </style:style>
    <style:style style:name="T5" style:family="text">
      <style:text-properties fo:color="#808080" fo:font-size="12pt"/>
    </style:style>
    <style:style style:name="T6" style:family="text">
      <style:text-properties fo:font-size="13.5pt" fo:font-style="italic" fo:font-weight="bold"/>
    </style:style>
    <style:style style:name="T7" style:family="text">
      <style:text-properties style:font-name="Liberation Serif" fo:language="es" fo:country="AR"/>
    </style:style>
    <style:style style:name="T8" style:family="text">
      <style:text-properties style:font-name="Liberation Serif" fo:language="es" fo:country="AR" style:font-name-asian="Arial" style:font-name-complex="Arial"/>
    </style:style>
    <style:style style:name="T9" style:family="text">
      <style:text-properties style:font-name="Liberation Serif" fo:font-size="18pt" fo:language="es" fo:country="AR" fo:font-weight="bold"/>
    </style:style>
    <style:style style:name="T10" style:family="text">
      <style:text-properties style:font-name="Liberation Serif" fo:font-size="13.5pt" fo:language="es" fo:country="AR" fo:font-style="italic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prefix="2.1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prefix="2.1.1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5f_20_5f_Paragraph_5f_20_5f_Font"><text:span text:style-name="T1">Caso de Uso</text:span></text:span><text:span text:style-name="Default_5f_20_5f_Paragraph_5f_20_5f_Font"> </text:span><text:bookmark-start text:name="table01"/><text:bookmark-end text:name="table01"/>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Identificación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2">CU-003-A</text:span></text:span><text:span text:style-name="Default_5f_20_5f_Paragraph_5f_20_5f_Font"> 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Objetivo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2">Usuario cancela una reerva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Actor principal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2">Usuario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Actores secundarios e intereses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2">Proveedor: debe ser informado de la cancelacion de la reserva<text:line-break/>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Tipo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2">De usuario</text:span></text:span><text:span text:style-name="Default_5f_20_5f_Paragraph_5f_20_5f_Font"> 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Alcance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2">Organización – Caja negra</text:span>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Paquete / Área temática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><text:span text:style-name="T3">Área temática o nombre del paquete que contiene al caso de uso del SeD (Sistema en Discusión) (si aplica o se puede determinar).</text:span></text:span><text:span text:style-name="Default_5f_20_5f_Paragraph_5f_20_5f_Font"> </text:span></text:p>
          </table:table-cell>
          <table:table-cell office:value-type="string">
            <text:p text:style-name="Standard"/>
          </table:table-cell>
        </table:table-row>
        <table:table-row table:style-name="Tabla1.1">
          <table:table-cell table:style-name="Tabla1.A1" office:value-type="string">
            <text:p text:style-name="P5"><text:span text:style-name="Default_5f_20_5f_Paragraph_5f_20_5f_Font"><text:span text:style-name="T2">Deriva de</text:span></text:span><text:span text:style-name="Default_5f_20_5f_Paragraph_5f_20_5f_Font"> </text:span></text:p>
          </table:table-cell>
          <table:table-cell table:style-name="Tabla1.B1" office:value-type="string">
            <text:p text:style-name="P5"><text:span text:style-name="Default_5f_20_5f_Paragraph_5f_20_5f_Font"/></text:p>
          </table:table-cell>
          <table:table-cell office:value-type="string">
            <text:p text:style-name="Standard"/>
          </table:table-cell>
        </table:table-row>
      </table:table>
      <text:p text:style-name="P2"><text:span text:style-name="Default_5f_20_5f_Paragraph_5f_20_5f_Font"><text:span text:style-name="T4"/></text:span></text:p>
      <text:p text:style-name="P2"><text:bookmark-start text:name="_Estado"/><text:span text:style-name="Default_5f_20_5f_Paragraph_5f_20_5f_Font"><text:span text:style-name="T4">Estado</text:span></text:span><text:bookmark-end text:name="_Estado"/><text:span text:style-name="Default_5f_20_5f_Paragraph_5f_20_5f_Font"> </text:span><text:bookmark-start text:name="table02"/><text:bookmark-end text:name="table02"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2">Estado</text:span></text:span><text:span text:style-name="Default_5f_20_5f_Paragraph_5f_20_5f_Font"> </text:span></text:p>
          </table:table-cell>
          <table:table-cell table:style-name="Tabla2.B1" office:value-type="string">
            <text:p text:style-name="P5"><text:span text:style-name="Default_5f_20_5f_Paragraph_5f_20_5f_Font"><text:span text:style-name="T3">[Indica el estado de desarrollo en que se encuentra el caso de uso. (Nombre del actor primario y objetivo / Resumen del caso de uso o escenario principal / Condiciones de extensión / Pasos para el manejo de condiciones de extensión).]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2">Versión</text:span></text:span><text:span text:style-name="Default_5f_20_5f_Paragraph_5f_20_5f_Font"> </text:span></text:p>
          </table:table-cell>
          <table:table-cell table:style-name="Tabla2.B1" office:value-type="string">
            <text:p text:style-name="P5"><text:span text:style-name="Default_5f_20_5f_Paragraph_5f_20_5f_Font"><text:span text:style-name="T5">1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2">Nivel Aprobación</text:span></text:span><text:span text:style-name="Default_5f_20_5f_Paragraph_5f_20_5f_Font"> </text:span></text:p>
          </table:table-cell>
          <table:table-cell table:style-name="Tabla2.B1" office:value-type="string">
            <text:p text:style-name="P5"><text:span text:style-name="Default_5f_20_5f_Paragraph_5f_20_5f_Font"><text:span text:style-name="T3">[Nivel de aprobación en que se encuentra el caso de uso. Sign Off.]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2">Beneficio</text:span></text:span><text:span text:style-name="Default_5f_20_5f_Paragraph_5f_20_5f_Font"> </text:span></text:p>
          </table:table-cell>
          <table:table-cell table:style-name="Tabla2.B1" office:value-type="string">
            <text:p text:style-name="P5"><text:span text:style-name="Default_5f_20_5f_Paragraph_5f_20_5f_Font"><text:span text:style-name="T2">Importante</text:span></text:span><text:span text:style-name="Default_5f_20_5f_Paragraph_5f_20_5f_Font"> </text:span></text:p>
          </table:table-cell>
        </table:table-row>
        <table:table-row table:style-name="Tabla2.1">
          <table:table-cell table:style-name="Tabla2.A1" office:value-type="string">
            <text:p text:style-name="P5"><text:span text:style-name="Default_5f_20_5f_Paragraph_5f_20_5f_Font"><text:span text:style-name="T2">Prioridad</text:span></text:span><text:span text:style-name="Default_5f_20_5f_Paragraph_5f_20_5f_Font"> </text:span></text:p>
          </table:table-cell>
          <table:table-cell table:style-name="Tabla2.B1" office:value-type="string">
            <text:p text:style-name="P5"><text:span text:style-name="Default_5f_20_5f_Paragraph_5f_20_5f_Font"><text:span text:style-name="T2">Muy alta</text:span></text:span><text:span text:style-name="Default_5f_20_5f_Paragraph_5f_20_5f_Font"> </text:span></text:p>
          </table:table-cell>
        </table:table-row>
      </table:table>
      <text:p text:style-name="P2"><text:span text:style-name="Default_5f_20_5f_Paragraph_5f_20_5f_Font"><text:line-break/></text:span><text:bookmark-start text:name="_Descripción"/><text:span text:style-name="Default_5f_20_5f_Paragraph_5f_20_5f_Font"><text:span text:style-name="T4">Descripción</text:span></text:span><text:bookmark-end text:name="_Descripción"/><text:span text:style-name="Default_5f_20_5f_Paragraph_5f_20_5f_Font"> </text:span></text:p>
      <text:p text:style-name="P1"><text:span text:style-name="Default_5f_20_5f_Paragraph_5f_20_5f_Font"><text:span text:style-name="T2"><text:tab/>Este caso de uso permite a un usuario que ya ha efectuado una reserva sobre un recurso realizar la cancelación de la misma.</text:span></text:span></text:p>
      <text:p text:style-name="P1"><text:span text:style-name="Default_5f_20_5f_Paragraph_5f_20_5f_Font"><text:span text:style-name="T6"/></text:span></text:p>
      <text:p text:style-name="P2"><text:span text:style-name="Default_5f_20_5f_Paragraph_5f_20_5f_Font"><text:span text:style-name="T6">Frecuencia:</text:span></text:span><text:span text:style-name="Default_5f_20_5f_Paragraph_5f_20_5f_Font"> </text:span></text:p>
      <text:p text:style-name="P1"><text:span text:style-name="Default_5f_20_5f_Paragraph_5f_20_5f_Font"><text:span text:style-name="T2"><text:tab/>Ocurre cada vez que un usuario desea cancelar un recurso que tiene reservado.</text:span></text:span></text:p>
      <text:p text:style-name="P2"><text:span text:style-name="Default_5f_20_5f_Paragraph_5f_20_5f_Font"><text:span text:style-name="T6">Garantía mínima: </text:span></text:span></text:p>
      <text:p text:style-name="P1"><text:span text:style-name="Default_5f_20_5f_Paragraph_5f_20_5f_Font"><text:span text:style-name="T2"><text:tab/>Si no es exitosa la operación, el recurso continua reservado a nombre del usuario.</text:span></text:span></text:p>
      <text:p text:style-name="P2"><text:span text:style-name="Default_5f_20_5f_Paragraph_5f_20_5f_Font"><text:span text:style-name="T6">En caso de éxito garantiza: </text:span></text:span></text:p>
      <text:p text:style-name="P1"><text:span text:style-name="Default_5f_20_5f_Paragraph_5f_20_5f_Font"><text:span text:style-name="T2"><text:tab/>El usuario cancela el recurso que tiene reservado.</text:span></text:span></text:p>
      <text:p text:style-name="P2"><text:span text:style-name="Default_5f_20_5f_Paragraph_5f_20_5f_Font"><text:span text:style-name="T6">Precondiciones: </text:span></text:span></text:p>
      <text:list xml:id="list2149182211" text:style-name="L1">
        <text:list-item>
          <text:p text:style-name="P6"><text:soft-page-break/><text:span text:style-name="Default_5f_20_5f_Paragraph_5f_20_5f_Font"><text:span text:style-name="T2">El usuario debe estar registrado en el sistema y logueado correctamente.</text:span></text:span><text:span text:style-name="Default_5f_20_5f_Paragraph_5f_20_5f_Font"> </text:span></text:p>
        </text:list-item>
        <text:list-item>
          <text:p text:style-name="P6"><text:span text:style-name="Default_5f_20_5f_Paragraph_5f_20_5f_Font">El usuario debe tener reservado un recurso.</text:span></text:p>
        </text:list-item>
      </text:list>
      <text:p text:style-name="P2"><text:span text:style-name="Default_5f_20_5f_Paragraph_5f_20_5f_Font"><text:span text:style-name="T6">Triggers: </text:span></text:span></text:p>
      <text:p text:style-name="P1"><text:span text:style-name="Default_5f_20_5f_Paragraph_5f_20_5f_Font"><text:span text:style-name="T2"><text:tab/>El usuario ingresa al componente de cancelación de reservas.</text:span></text:span></text:p>
      <text:p text:style-name="P2"><text:span text:style-name="Default_5f_20_5f_Paragraph_5f_20_5f_Font"><text:span text:style-name="T6">Escenario habitual</text:span></text:span><text:span text:style-name="Default_5f_20_5f_Paragraph_5f_20_5f_Font"> </text:span></text:p>
      <text:list xml:id="list880852336" text:style-name="L2">
        <text:list-item>
          <text:p text:style-name="P7"><text:span text:style-name="Default_5f_20_5f_Paragraph_5f_20_5f_Font">El usuario </text:span><text:span text:style-name="Default_5f_20_5f_Paragraph_5f_20_5f_Font"><text:span text:style-name="T2">ingresa el código de reserva.</text:span></text:span></text:p>
        </text:list-item>
        <text:list-item>
          <text:p text:style-name="P7"><text:span text:style-name="Default_5f_20_5f_Paragraph_5f_20_5f_Font"><text:span text:style-name="T2">El sistema localiza la reserva realizada y pide confirmación al usuario de la cancelación.</text:span></text:span></text:p>
        </text:list-item>
        <text:list-item>
          <text:p text:style-name="P7"><text:span text:style-name="Default_5f_20_5f_Paragraph_5f_20_5f_Font"><text:span text:style-name="T2">El usuario confirma la cancelación de la reserva.</text:span></text:span></text:p>
        </text:list-item>
        <text:list-item>
          <text:p text:style-name="P7"><text:span text:style-name="Default_5f_20_5f_Paragraph_5f_20_5f_Font"><text:span text:style-name="T2">El sistema libera el recurso poniéndolo disponible para otra operación y emite un comprobante de anulación para el usuario. Finaliza el caso de uso. </text:span></text:span><text:span text:style-name="Default_5f_20_5f_Paragraph_5f_20_5f_Font"><text:line-break/></text:span></text:p>
        </text:list-item>
      </text:list>
      <text:p text:style-name="P2"><text:span text:style-name="Default_5f_20_5f_Paragraph_5f_20_5f_Font"><text:span text:style-name="T6">Escenarios excepcionales</text:span></text:span><text:span text:style-name="Default_5f_20_5f_Paragraph_5f_20_5f_Font"> </text:span></text:p>
      <text:list xml:id="list792575772" text:style-name="L3">
        <text:list-item>
          <text:p text:style-name="P8"><text:span text:style-name="Default_5f_20_5f_Paragraph_5f_20_5f_Font"><text:span text:style-name="T2">El sistema no localiza ninguna reserva acorde al código ingresado por el usuario. <text:tab/>Informa esta situación al mismo y retorna al punto nro. 1.</text:span></text:span></text:p>
        </text:list-item>
        <text:list-item>
          <text:p text:style-name="P8"><text:span text:style-name="Default_5f_20_5f_Paragraph_5f_20_5f_Font"><text:span text:style-name="T2">El sistema comprueba que la reserva no puede ser cancelada por algún motivo <text:tab/>presente en los «Términos y condiciones» aceptados por el usuario. Rechaza la <text:tab/>cancelación y retorna al punto nro. 1.</text:span></text:span></text:p>
        </text:list-item>
      </text:list>
      <text:list xml:id="list177797100" text:style-name="L4">
        <text:list-item>
          <text:p text:style-name="P9">El usuario rechaza la cancelación de la reserva. Se retorna al punto nro. 1.</text:p>
        </text:list-item>
      </text:list>
      <text:p text:style-name="P3"/>
      <text:list xml:id="list1024031034" text:style-name="L5">
        <text:list-item>
          <text:p text:style-name="P10">El usuario puede cancelar la operación y finalizar el caso de uso en cualquier momento previo al punto nro. 4.</text:p>
        </text:list-item>
      </text:list>
      <text:list xml:id="list1701986822" text:continue-list="list177797100" text:style-name="L4">
        <text:list-header>
          <text:p text:style-name="P9"><text:s/></text:p>
        </text:list-header>
      </text:list>
      <text:list xml:id="list2067263978" text:style-name="L6">
        <text:list-header>
          <text:p text:style-name="P11"><text:span text:style-name="Default_5f_20_5f_Paragraph_5f_20_5f_Font"><text:span text:style-name="T4"/></text:span></text:p>
        </text:list-header>
      </text:list>
      <text:p text:style-name="P2"><text:bookmark-start text:name="_Info Relacionada"/><text:span text:style-name="Default_5f_20_5f_Paragraph_5f_20_5f_Font"><text:span text:style-name="T9">Información</text:span></text:span><text:bookmark-end text:name="_Info Relacionada"/><text:span text:style-name="Default_5f_20_5f_Paragraph_5f_20_5f_Font"><text:span text:style-name="T9"> Relacionada</text:span></text:span><text:span text:style-name="Default_5f_20_5f_Paragraph_5f_20_5f_Font"><text:span text:style-name="T7"> </text:span></text:span></text:p>
      <text:p text:style-name="P2"><text:span text:style-name="Default_5f_20_5f_Paragraph_5f_20_5f_Font"><text:span text:style-name="T10">Reglas de Negocio:</text:span></text:span><text:span text:style-name="Default_5f_20_5f_Paragraph_5f_20_5f_Font"><text:span text:style-name="T7"> </text:span></text:span></text:p>
      <text:p text:style-name="P5"><text:span text:style-name="Default_5f_20_5f_Paragraph_5f_20_5f_Font"><text:span text:style-name="T7">Debe redactarse algún documento de “Términos y Condiciones” para la confirmación de la reserva, los cuales serán tenidos en cuenta frente a una cancelación o modificación de la misma.</text:span></text:span></text:p>
      <text:p text:style-name="P5"><text:span text:style-name="Default_5f_20_5f_Paragraph_5f_20_5f_Font"><text:span text:style-name="T7"/></text:span></text:p>
      <text:p text:style-name="P2"><text:span text:style-name="Default_5f_20_5f_Paragraph_5f_20_5f_Font"><text:span text:style-name="T10">Requerimientos Funcionales:</text:span></text:span><text:span text:style-name="Default_5f_20_5f_Paragraph_5f_20_5f_Font"><text:span text:style-name="T7"> </text:span></text:span></text:p>
      <text:list xml:id="list1703385390" text:style-name="L7">
        <text:list-item>
          <text:p text:style-name="P12"><text:span text:style-name="Default_5f_20_5f_Paragraph_5f_20_5f_Font"><text:span text:style-name="T8">Las reservas efectuadas por los usuarios deben tener un “Código de Reserva” único que permita identificarla, para luego poder cancelar o modificar su reserva.</text:span></text:span><text:span text:style-name="Default_5f_20_5f_Paragraph_5f_20_5f_Font"><text:span text:style-name="T7"><text:line-break/></text:span></text:span></text:p>
        </text:list-item>
      </text:list>
      <text:p text:style-name="P2"><text:soft-page-break/><text:span text:style-name="Default_5f_20_5f_Paragraph_5f_20_5f_Font"><text:span text:style-name="T10">Requerimientos No Funcionales:</text:span></text:span><text:span text:style-name="Default_5f_20_5f_Paragraph_5f_20_5f_Font"><text:span text:style-name="T7"> </text:span></text:span></text:p>
      <text:list xml:id="list1923899839" text:style-name="L8">
        <text:list-item>
          <text:p text:style-name="P13"><text:span text:style-name="Default_5f_20_5f_Paragraph_5f_20_5f_Font"><text:span text:style-name="T8">El sistema debe tener un buen tiempo de respuesta. </text:span></text:span><text:span text:style-name="Default_5f_20_5f_Paragraph_5f_20_5f_Font"><text:span text:style-name="T7"><text:line-break/></text:span></text:span></text:p>
        </text:list-item>
      </text:list>
      <text:p text:style-name="P2"><text:span text:style-name="Default_5f_20_5f_Paragraph_5f_20_5f_Font"><text:span text:style-name="T9">Caso de </text:span></text:span><text:bookmark-start text:name="_Ejemplos"/><text:span text:style-name="Default_5f_20_5f_Paragraph_5f_20_5f_Font"><text:span text:style-name="T9">Ejemplo</text:span></text:span><text:bookmark-end text:name="_Ejemplos"/><text:span text:style-name="Default_5f_20_5f_Paragraph_5f_20_5f_Font"><text:span text:style-name="T7"> </text:span></text:span></text:p>
      <text:p text:style-name="P1"><text:span text:style-name="Default_5f_20_5f_Paragraph_5f_20_5f_Fon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/>
    <style:font-face style:name="OpenSymbol" svg:font-family="OpenSymbol"/>
    <style:font-face style:name="Symbol" svg:font-family="Symbol"/>
    <style:font-face style:name="Wingdings" svg:font-family="Wingding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style:use-window-font-color="true" fo:font-size="12pt" fo:language="ru" fo:country="RU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5f_20_5f_Paragraph_5f_20_5f_Font" style:display-name="Default_20_Paragraph_20_Font" style:family="text"/>
    <style:style style:name="LLS_5f_1_5f_0" style:display-name="LLS_1_0" style:family="text"/>
    <style:style style:name="LLS_5f_1_5f_1" style:display-name="LLS_1_1" style:family="text"/>
    <style:style style:name="LLS_5f_1_5f_2" style:display-name="LLS_1_2" style:family="text"/>
    <style:style style:name="LLS_5f_1_5f_3" style:display-name="LLS_1_3" style:family="text"/>
    <style:style style:name="LLS_5f_1_5f_4" style:display-name="LLS_1_4" style:family="text"/>
    <style:style style:name="LLS_5f_1_5f_5" style:display-name="LLS_1_5" style:family="text"/>
    <style:style style:name="LLS_5f_1_5f_6" style:display-name="LLS_1_6" style:family="text"/>
    <style:style style:name="LLS_5f_1_5f_7" style:display-name="LLS_1_7" style:family="text"/>
    <style:style style:name="LLS_5f_1_5f_8" style:display-name="LLS_1_8" style:family="text"/>
    <style:style style:name="LLS_5f_2_5f_0" style:display-name="LLS_2_0" style:family="text"/>
    <style:style style:name="LLS_5f_2_5f_1" style:display-name="LLS_2_1" style:family="text"/>
    <style:style style:name="LLS_5f_2_5f_2" style:display-name="LLS_2_2" style:family="text"/>
    <style:style style:name="LLS_5f_2_5f_3" style:display-name="LLS_2_3" style:family="text"/>
    <style:style style:name="LLS_5f_2_5f_4" style:display-name="LLS_2_4" style:family="text"/>
    <style:style style:name="LLS_5f_2_5f_5" style:display-name="LLS_2_5" style:family="text"/>
    <style:style style:name="LLS_5f_2_5f_6" style:display-name="LLS_2_6" style:family="text"/>
    <style:style style:name="LLS_5f_2_5f_7" style:display-name="LLS_2_7" style:family="text"/>
    <style:style style:name="LLS_5f_2_5f_8" style:display-name="LLS_2_8" style:family="text"/>
    <style:style style:name="LLS_5f_3_5f_0" style:display-name="LLS_3_0" style:family="text"/>
    <style:style style:name="LLS_5f_3_5f_1" style:display-name="LLS_3_1" style:family="text"/>
    <style:style style:name="LLS_5f_3_5f_2" style:display-name="LLS_3_2" style:family="text"/>
    <style:style style:name="LLS_5f_3_5f_3" style:display-name="LLS_3_3" style:family="text"/>
    <style:style style:name="LLS_5f_3_5f_4" style:display-name="LLS_3_4" style:family="text"/>
    <style:style style:name="LLS_5f_3_5f_5" style:display-name="LLS_3_5" style:family="text"/>
    <style:style style:name="LLS_5f_3_5f_6" style:display-name="LLS_3_6" style:family="text"/>
    <style:style style:name="LLS_5f_3_5f_7" style:display-name="LLS_3_7" style:family="text"/>
    <style:style style:name="LLS_5f_3_5f_8" style:display-name="LLS_3_8" style:family="text"/>
    <style:style style:name="LLS_5f_4_5f_0" style:display-name="LLS_4_0" style:family="text"/>
    <style:style style:name="LLS_5f_4_5f_1" style:display-name="LLS_4_1" style:family="text"/>
    <style:style style:name="LLS_5f_4_5f_2" style:display-name="LLS_4_2" style:family="text"/>
    <style:style style:name="LLS_5f_4_5f_3" style:display-name="LLS_4_3" style:family="text"/>
    <style:style style:name="LLS_5f_4_5f_4" style:display-name="LLS_4_4" style:family="text"/>
    <style:style style:name="LLS_5f_4_5f_5" style:display-name="LLS_4_5" style:family="text"/>
    <style:style style:name="LLS_5f_4_5f_6" style:display-name="LLS_4_6" style:family="text"/>
    <style:style style:name="LLS_5f_4_5f_7" style:display-name="LLS_4_7" style:family="text"/>
    <style:style style:name="LLS_5f_4_5f_8" style:display-name="LLS_4_8" style:family="text"/>
    <style:style style:name="LLS_5f_5_5f_0" style:display-name="LLS_5_0" style:family="text"/>
    <style:style style:name="LLS_5f_5_5f_1" style:display-name="LLS_5_1" style:family="text"/>
    <style:style style:name="LLS_5f_5_5f_2" style:display-name="LLS_5_2" style:family="text"/>
    <style:style style:name="LLS_5f_5_5f_3" style:display-name="LLS_5_3" style:family="text"/>
    <style:style style:name="LLS_5f_5_5f_4" style:display-name="LLS_5_4" style:family="text"/>
    <style:style style:name="LLS_5f_5_5f_5" style:display-name="LLS_5_5" style:family="text"/>
    <style:style style:name="LLS_5f_5_5f_6" style:display-name="LLS_5_6" style:family="text"/>
    <style:style style:name="LLS_5f_5_5f_7" style:display-name="LLS_5_7" style:family="text"/>
    <style:style style:name="LLS_5f_5_5f_8" style:display-name="LLS_5_8" style:family="text"/>
    <style:style style:name="LLS_5f_6_5f_0" style:display-name="LLS_6_0" style:family="text">
      <style:text-properties style:font-name="Symbol"/>
    </style:style>
    <style:style style:name="LLS_5f_6_5f_1" style:display-name="LLS_6_1" style:family="text">
      <style:text-properties style:font-name="Courier New"/>
    </style:style>
    <style:style style:name="LLS_5f_6_5f_2" style:display-name="LLS_6_2" style:family="text">
      <style:text-properties style:font-name="Wingdings"/>
    </style:style>
    <style:style style:name="LLS_5f_6_5f_3" style:display-name="LLS_6_3" style:family="text">
      <style:text-properties style:font-name="Symbol"/>
    </style:style>
    <style:style style:name="LLS_5f_6_5f_4" style:display-name="LLS_6_4" style:family="text">
      <style:text-properties style:font-name="Courier New"/>
    </style:style>
    <style:style style:name="LLS_5f_6_5f_5" style:display-name="LLS_6_5" style:family="text">
      <style:text-properties style:font-name="Wingdings"/>
    </style:style>
    <style:style style:name="LLS_5f_6_5f_6" style:display-name="LLS_6_6" style:family="text">
      <style:text-properties style:font-name="Symbol"/>
    </style:style>
    <style:style style:name="LLS_5f_6_5f_7" style:display-name="LLS_6_7" style:family="text">
      <style:text-properties style:font-name="Courier New"/>
    </style:style>
    <style:style style:name="LLS_5f_6_5f_8" style:display-name="LLS_6_8" style:family="text">
      <style:text-properties style:font-name="Wingdings"/>
    </style:style>
    <style:style style:name="LLS_5f_7_5f_0" style:display-name="LLS_7_0" style:family="text">
      <style:text-properties style:font-name="Symbol"/>
    </style:style>
    <style:style style:name="LLS_5f_7_5f_1" style:display-name="LLS_7_1" style:family="text">
      <style:text-properties style:font-name="Courier New"/>
    </style:style>
    <style:style style:name="LLS_5f_7_5f_2" style:display-name="LLS_7_2" style:family="text">
      <style:text-properties style:font-name="Wingdings"/>
    </style:style>
    <style:style style:name="LLS_5f_7_5f_3" style:display-name="LLS_7_3" style:family="text">
      <style:text-properties style:font-name="Symbol"/>
    </style:style>
    <style:style style:name="LLS_5f_7_5f_4" style:display-name="LLS_7_4" style:family="text">
      <style:text-properties style:font-name="Courier New"/>
    </style:style>
    <style:style style:name="LLS_5f_7_5f_5" style:display-name="LLS_7_5" style:family="text">
      <style:text-properties style:font-name="Wingdings"/>
    </style:style>
    <style:style style:name="LLS_5f_7_5f_6" style:display-name="LLS_7_6" style:family="text">
      <style:text-properties style:font-name="Symbol"/>
    </style:style>
    <style:style style:name="LLS_5f_7_5f_7" style:display-name="LLS_7_7" style:family="text">
      <style:text-properties style:font-name="Courier New"/>
    </style:style>
    <style:style style:name="LLS_5f_7_5f_8" style:display-name="LLS_7_8" style:family="text">
      <style:text-properties style:font-name="Wingdings"/>
    </style:style>
    <style:style style:name="LLS_5f_8_5f_0" style:display-name="LLS_8_0" style:family="text">
      <style:text-properties style:font-name="Symbol"/>
    </style:style>
    <style:style style:name="LLS_5f_8_5f_1" style:display-name="LLS_8_1" style:family="text">
      <style:text-properties style:font-name="Courier New"/>
    </style:style>
    <style:style style:name="LLS_5f_8_5f_2" style:display-name="LLS_8_2" style:family="text">
      <style:text-properties style:font-name="Wingdings"/>
    </style:style>
    <style:style style:name="LLS_5f_8_5f_3" style:display-name="LLS_8_3" style:family="text">
      <style:text-properties style:font-name="Symbol"/>
    </style:style>
    <style:style style:name="LLS_5f_8_5f_4" style:display-name="LLS_8_4" style:family="text">
      <style:text-properties style:font-name="Courier New"/>
    </style:style>
    <style:style style:name="LLS_5f_8_5f_5" style:display-name="LLS_8_5" style:family="text">
      <style:text-properties style:font-name="Wingdings"/>
    </style:style>
    <style:style style:name="LLS_5f_8_5f_6" style:display-name="LLS_8_6" style:family="text">
      <style:text-properties style:font-name="Symbol"/>
    </style:style>
    <style:style style:name="LLS_5f_8_5f_7" style:display-name="LLS_8_7" style:family="text">
      <style:text-properties style:font-name="Courier New"/>
    </style:style>
    <style:style style:name="LLS_5f_8_5f_8" style:display-name="LLS_8_8" style:family="text">
      <style:text-properties style:font-name="Wingdings"/>
    </style:style>
    <style:style style:name="LLS_5f_9_5f_0" style:display-name="LLS_9_0" style:family="text">
      <style:text-properties style:font-name="Symbol"/>
    </style:style>
    <style:style style:name="LLS_5f_9_5f_1" style:display-name="LLS_9_1" style:family="text">
      <style:text-properties style:font-name="Courier New"/>
    </style:style>
    <style:style style:name="LLS_5f_9_5f_2" style:display-name="LLS_9_2" style:family="text">
      <style:text-properties style:font-name="Wingdings"/>
    </style:style>
    <style:style style:name="LLS_5f_9_5f_3" style:display-name="LLS_9_3" style:family="text">
      <style:text-properties style:font-name="Symbol"/>
    </style:style>
    <style:style style:name="LLS_5f_9_5f_4" style:display-name="LLS_9_4" style:family="text">
      <style:text-properties style:font-name="Courier New"/>
    </style:style>
    <style:style style:name="LLS_5f_9_5f_5" style:display-name="LLS_9_5" style:family="text">
      <style:text-properties style:font-name="Wingdings"/>
    </style:style>
    <style:style style:name="LLS_5f_9_5f_6" style:display-name="LLS_9_6" style:family="text">
      <style:text-properties style:font-name="Symbol"/>
    </style:style>
    <style:style style:name="LLS_5f_9_5f_7" style:display-name="LLS_9_7" style:family="text">
      <style:text-properties style:font-name="Courier New"/>
    </style:style>
    <style:style style:name="LLS_5f_9_5f_8" style:display-name="LLS_9_8" style:family="text">
      <style:text-properties style:font-name="Wingdings"/>
    </style:style>
    <style:style style:name="LLS_5f_10_5f_0" style:display-name="LLS_10_0" style:family="text">
      <style:text-properties style:font-name="Symbol"/>
    </style:style>
    <style:style style:name="LLS_5f_10_5f_1" style:display-name="LLS_10_1" style:family="text">
      <style:text-properties style:font-name="Courier New"/>
    </style:style>
    <style:style style:name="LLS_5f_10_5f_2" style:display-name="LLS_10_2" style:family="text">
      <style:text-properties style:font-name="Wingdings"/>
    </style:style>
    <style:style style:name="LLS_5f_10_5f_3" style:display-name="LLS_10_3" style:family="text">
      <style:text-properties style:font-name="Symbol"/>
    </style:style>
    <style:style style:name="LLS_5f_10_5f_4" style:display-name="LLS_10_4" style:family="text">
      <style:text-properties style:font-name="Courier New"/>
    </style:style>
    <style:style style:name="LLS_5f_10_5f_5" style:display-name="LLS_10_5" style:family="text">
      <style:text-properties style:font-name="Wingdings"/>
    </style:style>
    <style:style style:name="LLS_5f_10_5f_6" style:display-name="LLS_10_6" style:family="text">
      <style:text-properties style:font-name="Symbol"/>
    </style:style>
    <style:style style:name="LLS_5f_10_5f_7" style:display-name="LLS_10_7" style:family="text">
      <style:text-properties style:font-name="Courier New"/>
    </style:style>
    <style:style style:name="LLS_5f_10_5f_8" style:display-name="LLS_10_8" style:family="text">
      <style:text-properties style:font-name="Wingdings"/>
    </style:style>
    <style:style style:name="LLS_5f_11_5f_0" style:display-name="LLS_11_0" style:family="text">
      <style:text-properties style:font-name="Symbol"/>
    </style:style>
    <style:style style:name="LLS_5f_11_5f_1" style:display-name="LLS_11_1" style:family="text">
      <style:text-properties style:font-name="Courier New"/>
    </style:style>
    <style:style style:name="LLS_5f_11_5f_2" style:display-name="LLS_11_2" style:family="text">
      <style:text-properties style:font-name="Wingdings"/>
    </style:style>
    <style:style style:name="LLS_5f_11_5f_3" style:display-name="LLS_11_3" style:family="text">
      <style:text-properties style:font-name="Symbol"/>
    </style:style>
    <style:style style:name="LLS_5f_11_5f_4" style:display-name="LLS_11_4" style:family="text">
      <style:text-properties style:font-name="Courier New"/>
    </style:style>
    <style:style style:name="LLS_5f_11_5f_5" style:display-name="LLS_11_5" style:family="text">
      <style:text-properties style:font-name="Wingdings"/>
    </style:style>
    <style:style style:name="LLS_5f_11_5f_6" style:display-name="LLS_11_6" style:family="text">
      <style:text-properties style:font-name="Symbol"/>
    </style:style>
    <style:style style:name="LLS_5f_11_5f_7" style:display-name="LLS_11_7" style:family="text">
      <style:text-properties style:font-name="Courier New"/>
    </style:style>
    <style:style style:name="LLS_5f_11_5f_8" style:display-name="LLS_11_8" style:family="text">
      <style:text-properties style:font-name="Wingdings"/>
    </style:style>
    <style:style style:name="LLS_5f_12_5f_0" style:display-name="LLS_12_0" style:family="text"/>
    <style:style style:name="LLS_5f_12_5f_1" style:display-name="LLS_12_1" style:family="text"/>
    <style:style style:name="LLS_5f_12_5f_2" style:display-name="LLS_12_2" style:family="text"/>
    <style:style style:name="LLS_5f_12_5f_3" style:display-name="LLS_12_3" style:family="text"/>
    <style:style style:name="LLS_5f_12_5f_4" style:display-name="LLS_12_4" style:family="text"/>
    <style:style style:name="LLS_5f_12_5f_5" style:display-name="LLS_12_5" style:family="text"/>
    <style:style style:name="LLS_5f_12_5f_6" style:display-name="LLS_12_6" style:family="text"/>
    <style:style style:name="LLS_5f_12_5f_7" style:display-name="LLS_12_7" style:family="text"/>
    <style:style style:name="LLS_5f_12_5f_8" style:display-name="LLS_12_8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LS_5f_1_5f_0" style:num-format="1">
        <style:list-level-properties text:space-before="0.635cm" text:min-label-width="0.635cm"/>
      </text:list-level-style-number>
      <text:list-level-style-number text:level="2" text:style-name="LLS_5f_1_5f_1" style:num-suffix="." style:num-format="a">
        <style:list-level-properties text:space-before="1.905cm" text:min-label-width="0.635cm"/>
      </text:list-level-style-number>
      <text:list-level-style-number text:level="3" text:style-name="LLS_5f_1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_5f_3" style:num-suffix="." style:num-format="1">
        <style:list-level-properties text:space-before="4.445cm" text:min-label-width="0.635cm"/>
      </text:list-level-style-number>
      <text:list-level-style-number text:level="5" text:style-name="LLS_5f_1_5f_4" style:num-suffix="." style:num-format="a">
        <style:list-level-properties text:space-before="5.715cm" text:min-label-width="0.635cm"/>
      </text:list-level-style-number>
      <text:list-level-style-number text:level="6" text:style-name="LLS_5f_1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_5f_6" style:num-suffix="." style:num-format="1">
        <style:list-level-properties text:space-before="8.255cm" text:min-label-width="0.635cm"/>
      </text:list-level-style-number>
      <text:list-level-style-number text:level="8" text:style-name="LLS_5f_1_5f_7" style:num-suffix="." style:num-format="a">
        <style:list-level-properties text:space-before="9.525cm" text:min-label-width="0.635cm"/>
      </text:list-level-style-number>
      <text:list-level-style-number text:level="9" text:style-name="LLS_5f_1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LS_5f_2_5f_0" style:num-format="1" text:start-value="0">
        <style:list-level-properties text:space-before="0.635cm" text:min-label-width="0.635cm"/>
      </text:list-level-style-number>
      <text:list-level-style-number text:level="2" text:style-name="LLS_5f_2_5f_1" style:num-suffix="." style:num-format="a">
        <style:list-level-properties text:space-before="1.905cm" text:min-label-width="0.635cm"/>
      </text:list-level-style-number>
      <text:list-level-style-number text:level="3" text:style-name="LLS_5f_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2_5f_3" style:num-suffix="." style:num-format="1">
        <style:list-level-properties text:space-before="4.445cm" text:min-label-width="0.635cm"/>
      </text:list-level-style-number>
      <text:list-level-style-number text:level="5" text:style-name="LLS_5f_2_5f_4" style:num-suffix="." style:num-format="a">
        <style:list-level-properties text:space-before="5.715cm" text:min-label-width="0.635cm"/>
      </text:list-level-style-number>
      <text:list-level-style-number text:level="6" text:style-name="LLS_5f_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2_5f_6" style:num-suffix="." style:num-format="1">
        <style:list-level-properties text:space-before="8.255cm" text:min-label-width="0.635cm"/>
      </text:list-level-style-number>
      <text:list-level-style-number text:level="8" text:style-name="LLS_5f_2_5f_7" style:num-suffix="." style:num-format="a">
        <style:list-level-properties text:space-before="9.525cm" text:min-label-width="0.635cm"/>
      </text:list-level-style-number>
      <text:list-level-style-number text:level="9" text:style-name="LLS_5f_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LS_5f_3_5f_0" style:num-format="1">
        <style:list-level-properties text:space-before="0.635cm" text:min-label-width="0.635cm"/>
      </text:list-level-style-number>
      <text:list-level-style-number text:level="2" text:style-name="LLS_5f_3_5f_1" style:num-suffix="." style:num-format="a">
        <style:list-level-properties text:space-before="1.905cm" text:min-label-width="0.635cm"/>
      </text:list-level-style-number>
      <text:list-level-style-number text:level="3" text:style-name="LLS_5f_3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3_5f_3" style:num-suffix="." style:num-format="1">
        <style:list-level-properties text:space-before="4.445cm" text:min-label-width="0.635cm"/>
      </text:list-level-style-number>
      <text:list-level-style-number text:level="5" text:style-name="LLS_5f_3_5f_4" style:num-suffix="." style:num-format="a">
        <style:list-level-properties text:space-before="5.715cm" text:min-label-width="0.635cm"/>
      </text:list-level-style-number>
      <text:list-level-style-number text:level="6" text:style-name="LLS_5f_3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3_5f_6" style:num-suffix="." style:num-format="1">
        <style:list-level-properties text:space-before="8.255cm" text:min-label-width="0.635cm"/>
      </text:list-level-style-number>
      <text:list-level-style-number text:level="8" text:style-name="LLS_5f_3_5f_7" style:num-suffix="." style:num-format="a">
        <style:list-level-properties text:space-before="9.525cm" text:min-label-width="0.635cm"/>
      </text:list-level-style-number>
      <text:list-level-style-number text:level="9" text:style-name="LLS_5f_3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LS_5f_4_5f_0" style:num-format="1">
        <style:list-level-properties text:space-before="0.635cm" text:min-label-width="0.635cm"/>
      </text:list-level-style-number>
      <text:list-level-style-number text:level="2" text:style-name="LLS_5f_4_5f_1" style:num-suffix="." style:num-format="a">
        <style:list-level-properties text:space-before="1.905cm" text:min-label-width="0.635cm"/>
      </text:list-level-style-number>
      <text:list-level-style-number text:level="3" text:style-name="LLS_5f_4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4_5f_3" style:num-suffix="." style:num-format="1">
        <style:list-level-properties text:space-before="4.445cm" text:min-label-width="0.635cm"/>
      </text:list-level-style-number>
      <text:list-level-style-number text:level="5" text:style-name="LLS_5f_4_5f_4" style:num-suffix="." style:num-format="a">
        <style:list-level-properties text:space-before="5.715cm" text:min-label-width="0.635cm"/>
      </text:list-level-style-number>
      <text:list-level-style-number text:level="6" text:style-name="LLS_5f_4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4_5f_6" style:num-suffix="." style:num-format="1">
        <style:list-level-properties text:space-before="8.255cm" text:min-label-width="0.635cm"/>
      </text:list-level-style-number>
      <text:list-level-style-number text:level="8" text:style-name="LLS_5f_4_5f_7" style:num-suffix="." style:num-format="a">
        <style:list-level-properties text:space-before="9.525cm" text:min-label-width="0.635cm"/>
      </text:list-level-style-number>
      <text:list-level-style-number text:level="9" text:style-name="LLS_5f_4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LS_5f_5_5f_0" style:num-format="1">
        <style:list-level-properties text:space-before="0.635cm" text:min-label-width="0.635cm"/>
      </text:list-level-style-number>
      <text:list-level-style-number text:level="2" text:style-name="LLS_5f_5_5f_1" style:num-suffix="." style:num-format="a">
        <style:list-level-properties text:space-before="1.905cm" text:min-label-width="0.635cm"/>
      </text:list-level-style-number>
      <text:list-level-style-number text:level="3" text:style-name="LLS_5f_5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5_5f_3" style:num-suffix="." style:num-format="1">
        <style:list-level-properties text:space-before="4.445cm" text:min-label-width="0.635cm"/>
      </text:list-level-style-number>
      <text:list-level-style-number text:level="5" text:style-name="LLS_5f_5_5f_4" style:num-suffix="." style:num-format="a">
        <style:list-level-properties text:space-before="5.715cm" text:min-label-width="0.635cm"/>
      </text:list-level-style-number>
      <text:list-level-style-number text:level="6" text:style-name="LLS_5f_5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5_5f_6" style:num-suffix="." style:num-format="1">
        <style:list-level-properties text:space-before="8.255cm" text:min-label-width="0.635cm"/>
      </text:list-level-style-number>
      <text:list-level-style-number text:level="8" text:style-name="LLS_5f_5_5f_7" style:num-suffix="." style:num-format="a">
        <style:list-level-properties text:space-before="9.525cm" text:min-label-width="0.635cm"/>
      </text:list-level-style-number>
      <text:list-level-style-number text:level="9" text:style-name="LLS_5f_5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6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6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6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6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6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6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6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6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7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7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7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7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7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7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7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7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8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8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8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8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8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8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8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8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9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9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9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9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9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9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9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9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LS_5f_10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0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0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0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0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0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0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0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0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LS_5f_11_5f_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LLS_5f_11_5f_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LS_5f_11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11_5f_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LLS_5f_11_5f_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LS_5f_11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11_5f_6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LLS_5f_11_5f_7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LS_5f_11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number text:level="1" text:style-name="LLS_5f_12_5f_0" style:num-format="1">
        <style:list-level-properties text:space-before="0.635cm" text:min-label-width="0.635cm"/>
      </text:list-level-style-number>
      <text:list-level-style-number text:level="2" text:style-name="LLS_5f_12_5f_1" style:num-suffix="." style:num-format="a">
        <style:list-level-properties text:space-before="1.905cm" text:min-label-width="0.635cm"/>
      </text:list-level-style-number>
      <text:list-level-style-number text:level="3" text:style-name="LLS_5f_12_5f_2" style:num-suffix="." style:num-format="i">
        <style:list-level-properties text:min-label-width="3.81cm" text:min-label-distance="0.318cm" fo:text-align="end"/>
      </text:list-level-style-number>
      <text:list-level-style-number text:level="4" text:style-name="LLS_5f_12_5f_3" style:num-suffix="." style:num-format="1">
        <style:list-level-properties text:space-before="4.445cm" text:min-label-width="0.635cm"/>
      </text:list-level-style-number>
      <text:list-level-style-number text:level="5" text:style-name="LLS_5f_12_5f_4" style:num-suffix="." style:num-format="a">
        <style:list-level-properties text:space-before="5.715cm" text:min-label-width="0.635cm"/>
      </text:list-level-style-number>
      <text:list-level-style-number text:level="6" text:style-name="LLS_5f_12_5f_5" style:num-suffix="." style:num-format="i">
        <style:list-level-properties text:min-label-width="7.62cm" text:min-label-distance="0.318cm" fo:text-align="end"/>
      </text:list-level-style-number>
      <text:list-level-style-number text:level="7" text:style-name="LLS_5f_12_5f_6" style:num-suffix="." style:num-format="1">
        <style:list-level-properties text:space-before="8.255cm" text:min-label-width="0.635cm"/>
      </text:list-level-style-number>
      <text:list-level-style-number text:level="8" text:style-name="LLS_5f_12_5f_7" style:num-suffix="." style:num-format="a">
        <style:list-level-properties text:space-before="9.525cm" text:min-label-width="0.635cm"/>
      </text:list-level-style-number>
      <text:list-level-style-number text:level="9" text:style-name="LLS_5f_12_5f_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dc:title>CU-001-A_v1</dc:title>
    <meta:initial-creator/>
    <meta:editing-cycles>12</meta:editing-cycles>
    <dc:date>2009-08-22T16:15:50</dc:date>
    <meta:editing-duration>PT04H09M45S</meta:editing-duration>
    <dc:creator>Luis Aita</dc:creator>
    <meta:document-statistic meta:table-count="2" meta:image-count="0" meta:object-count="0" meta:page-count="3" meta:paragraph-count="59" meta:word-count="461" meta:character-count="2829"/>
    <meta:user-defined meta:name="Información 1"/>
    <meta:user-defined meta:name="Información 2"/>
    <meta:user-defined meta:name="Información 3"/>
    <meta:user-defined meta:name="Información 4"/>
  </office:meta>
</office:document-meta>
</file>